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raveling Salesperson Problem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SP and derivative problems were done by Sir William Rowan Hamilton and Thomas Penyngton</text:p>
              </text:list-item>
              <text:list-item>
                <text:p>A Traveling Salesperson must go to each city once and return, what is the best way to do so</text:p>
              </text:list-item>
              <text:list-item>
                <text:p>Concorde was later developed to run this problem with a certain set of instruc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CB traces</text:p>
              </text:list-item>
              <text:list-item>
                <text:p>Vehicle pathing</text:p>
              </text:list-item>
              <text:list-item>
                <text:p>Wiring paths</text:p>
              </text:list-item>
              <text:list-item>
                <text:p>Genomics and DN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aseline Performanc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rallel Approa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sing numpy and MPI, embarrassingly parallel approach to TSP</text:p>
              </text:list-item>
              <text:list-item>
                <text:p text:style-name="P1">Using MPI ticket system, will be able to have any amount of CPU nod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akeaway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arallelization isn’t the only solution ILP can also help</text:p>
              </text:list-item>
              <text:list-item>
                <text:p text:style-name="P1">Project has been done with Nvidia GPU’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0T13:44:54.538820579</dc:date>
    <meta:editing-duration>PT29M</meta:editing-duration>
    <meta:editing-cycles>2</meta:editing-cycles>
    <meta:generator>LibreOffice/7.4.7.2$Linux_X86_64 LibreOffice_project/40$Build-2</meta:generator>
    <meta:document-statistic meta:object-count="50"/>
  </office:meta>
</office:document-meta>
</file>